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0611" officeooo:paragraph-rsid="0011061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0611" officeooo:paragraph-rsid="00110611" style:font-size-asian="12.25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bold" officeooo:rsid="00110611" officeooo:paragraph-rsid="00110611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allstacks</text:p>
      <text:p text:style-name="P2"/>
      <text:p text:style-name="P2">Callstacks</text:p>
      <text:list xml:id="list2920678598" text:style-name="L2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4" meta:character-count="32" meta:non-whitespace-character-count="31"/>
  </office:meta>
</office:document-meta>
</file>